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8cm"/>
    </style:style>
    <style:style style:name="gr2" style:family="graphic" style:parent-style-name="standard">
      <style:graphic-properties draw:fill="solid" draw:fill-color="#ffffcc" draw:textarea-vertical-align="top"/>
    </style:style>
    <style:style style:name="gr3" style:family="graphic" style:parent-style-name="standard">
      <style:graphic-properties draw:fill="solid" draw:fill-color="#ccff99" draw:textarea-vertical-align="top"/>
    </style:style>
    <style:style style:name="gr4" style:family="graphic" style:parent-style-name="objectwithoutfill">
      <style:graphic-properties svg:stroke-color="#6666ff"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start="" draw:marker-end="Arrowheads_20_2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vertical-align="top"/>
    </style:style>
    <style:style style:name="gr7" style:family="graphic" style:parent-style-name="standard">
      <style:graphic-properties draw:fill="solid" draw:fill-color="#e6e6ff" draw:textarea-vertical-align="top"/>
    </style:style>
    <style:style style:name="gr8" style:family="graphic" style:parent-style-name="standard">
      <style:graphic-properties draw:textarea-vertical-align="top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7826" fo:font-size="10pt" style:font-size-asian="10pt" style:font-size-complex="10pt"/>
    </style:style>
    <style:style style:name="T6" style:family="text">
      <style:text-properties fo:color="#ff3333"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5cm" svg:height="0.958cm" svg:x="1.551cm" svg:y="1.362cm">
          <draw:text-box>
            <text:p text:style-name="P1"><text:span text:style-name="T1">Dla Class Diagram </text:span><text:span text:style-name="T2">2023-11-28</text:span></text:p>
          </draw:text-box>
        </draw:frame>
        <draw:rect draw:style-name="gr2" draw:text-style-name="P3" xml:id="id2" draw:id="id2" draw:layer="layout" svg:width="3.976cm" svg:height="0.633cm" svg:x="1.748cm" svg:y="4.799cm">
          <text:p text:style-name="P3"><text:span text:style-name="T3">vweb.HtmlPage</text:span></text:p>
        </draw:rect>
        <draw:rect draw:style-name="gr3" draw:text-style-name="P3" xml:id="id5" draw:id="id5" draw:layer="layout" svg:width="3.976cm" svg:height="0.605cm" svg:x="1.748cm" svg:y="6.499cm">
          <text:p text:style-name="P3"><text:span text:style-name="T3">vlib.Conf</text:span></text:p>
        </draw:rect>
        <draw:rect draw:style-name="gr3" draw:text-style-name="P3" xml:id="id4" draw:id="id4" draw:layer="layout" svg:width="3.976cm" svg:height="0.61cm" svg:x="1.748cm" svg:y="7.299cm">
          <text:p text:style-name="P3"><text:span text:style-name="T3">vlib.Logger</text:span></text:p>
        </draw:rect>
        <draw:connector draw:style-name="gr4" draw:text-style-name="P4" draw:layer="layout" svg:x1="7.448cm" svg:y1="5.102cm" svg:x2="5.724cm" svg:y2="5.115cm" draw:start-shape="id1" draw:end-shape="id2" draw:end-glue-point="1" svg:d="M7448 5102h-862v13h-862">
          <text:p/>
        </draw:connector>
        <draw:connector draw:style-name="gr5" draw:text-style-name="P4" draw:layer="layout" svg:x1="7.439cm" svg:y1="5.247cm" svg:x2="5.724cm" svg:y2="7.604cm" draw:start-shape="id3" draw:start-glue-point="3" draw:end-shape="id4" draw:end-glue-point="1" svg:d="M7439 5247h-857v2357h-858">
          <text:p/>
        </draw:connector>
        <draw:connector draw:style-name="gr5" draw:text-style-name="P4" draw:layer="layout" svg:x1="7.439cm" svg:y1="5.247cm" svg:x2="5.724cm" svg:y2="6.801cm" draw:start-shape="id3" draw:start-glue-point="3" draw:end-shape="id5" draw:end-glue-point="1" svg:d="M7439 5247h-857v1554h-858">
          <text:p/>
        </draw:connector>
        <draw:connector draw:style-name="gr4" draw:text-style-name="P4" draw:layer="layout" svg:x1="12.024cm" svg:y1="8.303cm" svg:x2="11.424cm" svg:y2="5.102cm" draw:start-shape="id6" draw:end-shape="id1" draw:end-glue-point="1" svg:d="M12024 8303h501v-3201h-1101">
          <text:p/>
        </draw:connector>
        <draw:rect draw:style-name="gr6" draw:text-style-name="P5" xml:id="id31" draw:id="id31" draw:layer="layout" svg:width="3.976cm" svg:height="4.309cm" svg:x="1.828cm" svg:y="13.408cm">
          <text:p text:style-name="P5"><text:span text:style-name="T3">/web/html</text:span></text:p>
          <text:p text:style-name="P5"><text:span text:style-name="T2"/></text:p>
          <text:p text:style-name="P6"><text:span text:style-name="T2">about.html</text:span></text:p>
          <text:p text:style-name="P6"><text:span text:style-name="T2">footer.html</text:span></text:p>
          <text:p text:style-name="P6"><text:span text:style-name="T2">gallery_search.html</text:span></text:p>
          <text:p text:style-name="P6"><text:span text:style-name="T2">header.html</text:span></text:p>
          <text:p text:style-name="P6"><text:span text:style-name="T2">home.html</text:span></text:p>
          <text:p text:style-name="P6"><text:span text:style-name="T2">page_not_found.html</text:span></text:p>
          <text:p text:style-name="P6"><text:span text:style-name="T2">piece_description.html</text:span></text:p>
          <text:p text:style-name="P6"><text:span text:style-name="T2">piece_info.html</text:span></text:p>
          <text:p text:style-name="P6"><text:span text:style-name="T2">show_item.html</text:span></text:p>
          <text:p text:style-name="P6"><text:span text:style-name="T2">thumbnail.html</text:span></text:p>
          <text:p text:style-name="P6"><text:span text:style-name="T2"/></text:p>
        </draw:rect>
        <draw:connector draw:style-name="gr4" draw:text-style-name="P4" draw:layer="layout" svg:x1="12.024cm" svg:y1="9.537cm" svg:x2="11.424cm" svg:y2="5.102cm" draw:start-shape="id7" draw:end-shape="id1" draw:end-glue-point="1" svg:d="M12024 9537h501v-4435h-1101">
          <text:p/>
        </draw:connector>
        <draw:rect draw:style-name="gr2" draw:text-style-name="P3" xml:id="id30" draw:id="id30" draw:layer="layout" svg:width="3.976cm" svg:height="0.678cm" svg:x="1.848cm" svg:y="8.799cm">
          <text:p text:style-name="P3"><text:span text:style-name="T3">vweb.HtmlTable</text:span></text:p>
        </draw:rect>
        <draw:rect draw:style-name="gr2" draw:text-style-name="P3" draw:layer="layout" svg:width="3.976cm" svg:height="0.624cm" svg:x="1.848cm" svg:y="9.699cm">
          <text:p text:style-name="P3"><text:span text:style-name="T3">vweb.Html</text:span></text:p>
        </draw:rect>
        <draw:connector draw:style-name="gr5" draw:text-style-name="P4" draw:layer="layout" draw:line-skew="-0.249cm" svg:x1="8.048cm" svg:y1="10.772cm" svg:x2="7.425cm" svg:y2="17.394cm" draw:start-shape="id8" draw:start-glue-point="3" draw:end-shape="id9" svg:d="M8048 10772h-1373v6622h750">
          <text:p/>
        </draw:connector>
        <draw:rect draw:style-name="gr3" draw:text-style-name="P3" xml:id="id11" draw:id="id11" draw:layer="layout" svg:width="3.976cm" svg:height="0.596cm" svg:x="13.648cm" svg:y="6.099cm">
          <text:p text:style-name="P3"><text:span text:style-name="T3">vlib.DataTable</text:span></text:p>
        </draw:rect>
        <draw:connector draw:style-name="gr4" draw:text-style-name="P4" draw:layer="layout" svg:x1="16.948cm" svg:y1="8.105cm" svg:x2="15.636cm" svg:y2="6.695cm" draw:start-shape="id10" draw:start-glue-point="3" draw:end-shape="id11" svg:d="M16948 8105h-1312v-1410">
          <text:p/>
        </draw:connector>
        <draw:rect draw:style-name="gr3" draw:text-style-name="P3" draw:layer="layout" svg:width="3.976cm" svg:height="0.618cm" svg:x="13.648cm" svg:y="4.899cm">
          <text:p text:style-name="P3"><text:span text:style-name="T3">vlib.Db</text:span></text:p>
        </draw:rect>
        <draw:rect draw:style-name="gr3" draw:text-style-name="P3" xml:id="id15" draw:id="id15" draw:layer="layout" svg:width="3.976cm" svg:height="0.646cm" svg:x="21.548cm" svg:y="6.299cm">
          <text:p text:style-name="P3"><text:span text:style-name="T3">vlib.DataRecord</text:span></text:p>
        </draw:rect>
        <draw:connector draw:style-name="gr5" draw:text-style-name="P4" draw:layer="layout" draw:line-skew="-0.749cm" svg:x1="12.021cm" svg:y1="10.918cm" svg:x2="16.938cm" svg:y2="8.246cm" draw:start-shape="id12" draw:start-glue-point="1" draw:end-shape="id13" draw:end-glue-point="3" svg:d="M12021 10918h1710v-2672h3207">
          <text:p/>
        </draw:connector>
        <draw:connector draw:style-name="gr4" draw:text-style-name="P4" draw:layer="layout" svg:x1="20.924cm" svg:y1="10.306cm" svg:x2="23.536cm" svg:y2="6.945cm" draw:start-shape="id14" draw:start-glue-point="1" draw:end-shape="id15" svg:d="M20924 10306h2612v-3361">
          <text:p/>
        </draw:connector>
        <draw:rect draw:style-name="gr7" draw:text-style-name="P3" xml:id="id19" draw:id="id19" draw:layer="layout" svg:width="3.976cm" svg:height="0.605cm" svg:x="7.448cm" svg:y="6.401cm">
          <text:p text:style-name="P3"><text:span text:style-name="T3">web.Header</text:span></text:p>
        </draw:rect>
        <draw:rect draw:style-name="gr7" draw:text-style-name="P3" xml:id="id9" draw:id="id9" draw:layer="layout" svg:width="3.976cm" svg:height="0.605cm" svg:x="7.425cm" svg:y="17.092cm">
          <text:p text:style-name="P3"><text:span text:style-name="T3">web.Thumbnails</text:span></text:p>
        </draw:rect>
        <draw:rect draw:style-name="gr7" draw:text-style-name="P3" xml:id="id6" draw:id="id6" draw:layer="layout" svg:width="3.976cm" svg:height="0.605cm" svg:x="8.048cm" svg:y="8.001cm">
          <text:p text:style-name="P3"><text:span text:style-name="T3">web.HomePage</text:span></text:p>
        </draw:rect>
        <draw:rect draw:style-name="gr7" draw:text-style-name="P3" xml:id="id7" draw:id="id7" draw:layer="layout" svg:width="3.976cm" svg:height="0.605cm" svg:x="8.048cm" svg:y="9.235cm">
          <text:p text:style-name="P3"><text:span text:style-name="T3">web.AboutPage</text:span></text:p>
        </draw:rect>
        <draw:connector draw:style-name="gr4" draw:text-style-name="P4" draw:layer="layout" svg:x1="12.024cm" svg:y1="10.772cm" svg:x2="11.424cm" svg:y2="5.102cm" draw:start-shape="id8" draw:start-glue-point="1" draw:end-shape="id1" svg:d="M12024 10772h501v-5670h-1101">
          <text:p/>
        </draw:connector>
        <draw:rect draw:style-name="gr7" draw:text-style-name="P3" xml:id="id18" draw:id="id18" draw:layer="layout" svg:width="3.976cm" svg:height="0.605cm" svg:x="8.048cm" svg:y="15.407cm">
          <text:p text:style-name="P3"><text:span text:style-name="T3">web.CollectionsPage</text:span></text:p>
        </draw:rect>
        <draw:connector draw:style-name="gr4" draw:text-style-name="P4" draw:layer="layout" svg:x1="12.024cm" svg:y1="12.006cm" svg:x2="11.424cm" svg:y2="5.102cm" draw:start-shape="id16" draw:start-glue-point="1" draw:end-shape="id1" svg:d="M12024 12006h501v-6904h-1101">
          <text:p/>
        </draw:connector>
        <draw:connector draw:style-name="gr4" draw:text-style-name="P4" draw:layer="layout" svg:x1="12.024cm" svg:y1="13.24cm" svg:x2="11.424cm" svg:y2="5.102cm" draw:start-shape="id17" draw:start-glue-point="1" draw:end-shape="id1" svg:d="M12024 13240h501v-8138h-1101">
          <text:p/>
        </draw:connector>
        <draw:connector draw:style-name="gr4" draw:text-style-name="P4" draw:layer="layout" svg:x1="12.024cm" svg:y1="15.709cm" svg:x2="11.424cm" svg:y2="5.102cm" draw:start-shape="id18" draw:start-glue-point="1" draw:end-shape="id1" svg:d="M12024 15709h501v-10607h-1101">
          <text:p/>
        </draw:connector>
        <draw:rect draw:style-name="gr8" draw:text-style-name="P3" xml:id="id14" draw:id="id14" draw:layer="layout" svg:width="3.976cm" svg:height="0.605cm" svg:x="16.948cm" svg:y="10.004cm">
          <text:p text:style-name="P3"><text:span text:style-name="T3">Piece</text:span></text:p>
        </draw:rect>
        <draw:rect draw:style-name="gr8" draw:text-style-name="P3" xml:id="id20" draw:id="id20" draw:layer="layout" svg:width="3.976cm" svg:height="0.605cm" svg:x="16.948cm" svg:y="13.305cm">
          <text:p text:style-name="P3"><text:span text:style-name="T3">Contact</text:span></text:p>
        </draw:rect>
        <draw:rect draw:style-name="gr8" draw:text-style-name="P3" draw:layer="layout" svg:width="3.976cm" svg:height="0.605cm" svg:x="16.948cm" svg:y="17.206cm">
          <text:p text:style-name="P3"><text:span text:style-name="T3">Dimensions</text:span></text:p>
        </draw:rect>
        <draw:rect draw:style-name="gr8" draw:text-style-name="P3" draw:layer="layout" svg:width="3.976cm" svg:height="0.605cm" svg:x="16.948cm" svg:y="18.407cm">
          <text:p text:style-name="P3"><text:span text:style-name="T3">Image</text:span></text:p>
        </draw:rect>
        <draw:rect draw:style-name="gr8" draw:text-style-name="P3" xml:id="id21" draw:id="id21" draw:layer="layout" svg:width="3.976cm" svg:height="0.605cm" svg:x="16.948cm" svg:y="14.508cm">
          <text:p text:style-name="P3"><text:span text:style-name="T3">Mediums</text:span></text:p>
        </draw:rect>
        <draw:rect draw:style-name="gr8" draw:text-style-name="P3" xml:id="id28" draw:id="id28" draw:layer="layout" svg:width="3.976cm" svg:height="0.605cm" svg:x="16.948cm" svg:y="15.909cm">
          <text:p text:style-name="P3"><text:span text:style-name="T3">PieceImages</text:span></text:p>
        </draw:rect>
        <draw:rect draw:style-name="gr8" draw:text-style-name="P3" xml:id="id22" draw:id="id22" draw:layer="layout" svg:width="3.976cm" svg:height="0.605cm" svg:x="16.948cm" svg:y="12.111cm">
          <text:p text:style-name="P3"><text:span text:style-name="T3">Show</text:span></text:p>
        </draw:rect>
        <draw:connector draw:style-name="gr9" draw:text-style-name="P4" draw:layer="layout" svg:x1="9.436cm" svg:y1="5.405cm" svg:x2="9.436cm" svg:y2="6.401cm" draw:start-shape="id1" draw:start-glue-point="2" draw:end-shape="id19" draw:end-glue-point="0" svg:d="M9436 5405v996">
          <text:p/>
        </draw:connector>
        <draw:connector draw:style-name="gr4" draw:text-style-name="P4" draw:layer="layout" svg:x1="20.924cm" svg:y1="13.607cm" svg:x2="23.536cm" svg:y2="6.945cm" draw:start-shape="id20" draw:start-glue-point="1" draw:end-shape="id15" svg:d="M20924 13607h2612v-6662">
          <text:p/>
        </draw:connector>
        <draw:connector draw:style-name="gr4" draw:text-style-name="P4" draw:layer="layout" svg:x1="20.924cm" svg:y1="14.81cm" svg:x2="23.536cm" svg:y2="6.945cm" draw:start-shape="id21" draw:start-glue-point="1" draw:end-shape="id15" draw:end-glue-point="2" svg:d="M20924 14810h2612v-7865">
          <text:p/>
        </draw:connector>
        <draw:rect draw:style-name="gr8" draw:text-style-name="P3" xml:id="id24" draw:id="id24" draw:layer="layout" svg:width="3.976cm" svg:height="0.605cm" svg:x="16.948cm" svg:y="8.912cm">
          <text:p text:style-name="P3"><text:span text:style-name="T3">Transactions</text:span></text:p>
        </draw:rect>
        <draw:connector draw:style-name="gr4" draw:text-style-name="P4" draw:layer="layout" svg:x1="20.924cm" svg:y1="12.413cm" svg:x2="23.536cm" svg:y2="6.945cm" draw:start-shape="id22" draw:start-glue-point="1" draw:end-shape="id15" svg:d="M20924 12413h2612v-5468">
          <text:p/>
        </draw:connector>
        <draw:connector draw:style-name="gr4" draw:text-style-name="P4" draw:layer="layout" svg:x1="16.948cm" svg:y1="11.312cm" svg:x2="15.636cm" svg:y2="6.695cm" draw:start-shape="id23" draw:start-glue-point="3" draw:end-shape="id11" svg:d="M16948 11312h-1312v-4617">
          <text:p/>
        </draw:connector>
        <draw:connector draw:style-name="gr4" draw:text-style-name="P4" draw:layer="layout" svg:x1="16.948cm" svg:y1="9.214cm" svg:x2="15.636cm" svg:y2="6.695cm" draw:start-shape="id24" draw:start-glue-point="3" draw:end-shape="id11" svg:d="M16948 9214h-1312v-2519">
          <text:p/>
        </draw:connector>
        <draw:connector draw:style-name="gr5" draw:text-style-name="P4" draw:layer="layout" draw:line-skew="-0.279cm" svg:x1="12.021cm" svg:y1="12.219cm" svg:x2="16.948cm" svg:y2="10.306cm" draw:start-shape="id25" draw:start-glue-point="1" draw:end-shape="id14" svg:d="M12021 12219h2185v-1913h2742">
          <text:p/>
        </draw:connector>
        <draw:rect draw:style-name="gr10" draw:text-style-name="P4" xml:id="id13" draw:id="id13" draw:layer="layout" svg:width="0.333cm" svg:height="0.237cm" svg:x="16.938cm" svg:y="8.128cm">
          <text:p/>
        </draw:rect>
        <draw:connector draw:style-name="gr5" draw:text-style-name="P4" draw:layer="layout" svg:x1="12.021cm" svg:y1="13.42cm" svg:x2="16.939cm" svg:y2="11.447cm" draw:start-shape="id26" draw:start-glue-point="1" draw:end-shape="id27" draw:end-glue-point="3" svg:d="M12021 13420h2459v-1973h2459">
          <text:p/>
        </draw:connector>
        <draw:rect draw:style-name="gr10" draw:text-style-name="P4" xml:id="id27" draw:id="id27" draw:layer="layout" svg:width="0.333cm" svg:height="0.237cm" svg:x="16.939cm" svg:y="11.329cm">
          <text:p/>
        </draw:rect>
        <draw:connector draw:style-name="gr5" draw:text-style-name="P4" draw:layer="layout" draw:type="curve" svg:x1="20.924cm" svg:y1="8.105cm" svg:x2="20.924cm" svg:y2="9.214cm" draw:start-shape="id10" draw:start-glue-point="1" draw:end-shape="id24" draw:end-glue-point="1" svg:d="M20924 8105c751 0 751 1109 0 1109">
          <text:p/>
        </draw:connector>
        <draw:rect draw:style-name="gr10" draw:text-style-name="P4" xml:id="id3" draw:id="id3" draw:layer="layout" svg:width="0.282cm" svg:height="0.237cm" svg:x="7.439cm" svg:y="5.129cm">
          <text:p/>
        </draw:rect>
        <draw:rect draw:style-name="gr10" draw:text-style-name="P4" xml:id="id12" draw:id="id12" draw:layer="layout" svg:width="0.282cm" svg:height="0.177cm" svg:x="11.739cm" svg:y="10.83cm">
          <text:p/>
        </draw:rect>
        <draw:rect draw:style-name="gr10" draw:text-style-name="P4" xml:id="id25" draw:id="id25" draw:layer="layout" svg:width="0.282cm" svg:height="0.177cm" svg:x="11.739cm" svg:y="12.131cm">
          <text:p/>
        </draw:rect>
        <draw:rect draw:style-name="gr10" draw:text-style-name="P4" xml:id="id26" draw:id="id26" draw:layer="layout" svg:width="0.282cm" svg:height="0.177cm" svg:x="11.739cm" svg:y="13.332cm">
          <text:p/>
        </draw:rect>
        <draw:rect draw:style-name="gr10" draw:text-style-name="P4" draw:layer="layout" svg:width="0.282cm" svg:height="0.177cm" svg:x="11.739cm" svg:y="14.533cm">
          <text:p/>
        </draw:rect>
        <draw:connector draw:style-name="gr5" draw:text-style-name="P4" draw:layer="layout" draw:line-skew="0.457cm" svg:x1="12.021cm" svg:y1="14.547cm" svg:x2="16.948cm" svg:y2="12.339cm" svg:d="M12021 14547h2921v-2208h2006">
          <text:p/>
        </draw:connector>
        <draw:connector draw:style-name="gr5" draw:text-style-name="P4" draw:layer="layout" draw:type="curve" draw:line-skew="0.164cm" svg:x1="20.95cm" svg:y1="8.105cm" svg:x2="20.924cm" svg:y2="10.306cm" draw:end-shape="id14" draw:end-glue-point="1" svg:d="M20950 8105c958 0 971 2201-26 2201">
          <text:p/>
        </draw:connector>
        <draw:connector draw:style-name="gr5" draw:text-style-name="P4" draw:layer="layout" draw:type="curve" draw:line-skew="0.241cm" svg:x1="20.974cm" svg:y1="8.105cm" svg:x2="20.924cm" svg:y2="11.312cm" draw:end-shape="id23" draw:end-glue-point="1" svg:d="M20974 8105c1038 0 1063 3207-50 3207">
          <text:p/>
        </draw:connector>
        <draw:connector draw:style-name="gr5" draw:text-style-name="P4" draw:layer="layout" draw:type="curve" draw:line-skew="0.46cm" svg:x1="20.995cm" svg:y1="8.105cm" svg:x2="20.924cm" svg:y2="14.81cm" draw:end-shape="id21" draw:end-glue-point="1" svg:d="M20995 8105c1335 0 1370 6705-71 6705">
          <text:p/>
        </draw:connector>
        <draw:connector draw:style-name="gr5" draw:text-style-name="P4" draw:layer="layout" draw:type="curve" draw:line-skew="0.799cm" svg:x1="21.022cm" svg:y1="8.105cm" svg:x2="20.924cm" svg:y2="16.211cm" draw:end-shape="id28" draw:end-glue-point="1" svg:d="M21022 8105c1803 0 1852 8106-98 8106">
          <text:p/>
        </draw:connector>
        <draw:connector draw:style-name="gr5" draw:text-style-name="P4" draw:layer="layout" draw:line-skew="-0.433cm" svg:x1="8.048cm" svg:y1="14.475cm" svg:x2="7.382cm" svg:y2="17.438cm" draw:start-shape="id29" draw:start-glue-point="3" svg:d="M8048 14475h-1016v2963h350">
          <text:p/>
        </draw:connector>
        <draw:connector draw:style-name="gr5" draw:text-style-name="P4" draw:layer="layout" svg:x1="6.984cm" svg:y1="8.853cm" svg:x2="5.824cm" svg:y2="9.138cm" draw:end-shape="id30" draw:end-glue-point="1" svg:d="M6984 8853h-329v285h-831">
          <text:p/>
        </draw:connector>
        <draw:connector draw:style-name="gr5" draw:text-style-name="P4" draw:layer="layout" svg:x1="6.985cm" svg:y1="9.728cm" svg:x2="5.825cm" svg:y2="10.013cm" svg:d="M6985 9728h-329v285h-831">
          <text:p/>
        </draw:connector>
        <draw:rect draw:style-name="gr7" draw:text-style-name="P3" xml:id="id1" draw:id="id1" draw:layer="layout" svg:width="3.976cm" svg:height="0.605cm" svg:x="7.448cm" svg:y="4.8cm">
          <text:p text:style-name="P3"><text:span text:style-name="T3">web.BasePage</text:span></text:p>
        </draw:rect>
        <draw:rect draw:style-name="gr7" draw:text-style-name="P3" xml:id="id8" draw:id="id8" draw:layer="layout" svg:width="3.976cm" svg:height="0.605cm" svg:x="8.048cm" svg:y="10.47cm">
          <text:p text:style-name="P3"><text:span text:style-name="T3">web.GalleryPage</text:span></text:p>
        </draw:rect>
        <draw:rect draw:style-name="gr7" draw:text-style-name="P3" xml:id="id16" draw:id="id16" draw:layer="layout" svg:width="3.976cm" svg:height="0.605cm" svg:x="8.048cm" svg:y="11.704cm">
          <text:p text:style-name="P3"><text:span text:style-name="T3">web.PiecePage</text:span></text:p>
        </draw:rect>
        <draw:rect draw:style-name="gr7" draw:text-style-name="P3" xml:id="id29" draw:id="id29" draw:layer="layout" svg:width="3.976cm" svg:height="0.605cm" svg:x="8.048cm" svg:y="14.173cm">
          <text:p text:style-name="P3"><text:span text:style-name="T3">web.ShowPage</text:span></text:p>
        </draw:rect>
        <draw:rect draw:style-name="gr7" draw:text-style-name="P3" xml:id="id17" draw:id="id17" draw:layer="layout" svg:width="3.976cm" svg:height="0.605cm" svg:x="8.048cm" svg:y="12.938cm">
          <text:p text:style-name="P3"><text:span text:style-name="T3">web.ShowsPage</text:span></text:p>
        </draw:rect>
        <draw:rect draw:style-name="gr8" draw:text-style-name="P3" xml:id="id10" draw:id="id10" draw:layer="layout" svg:width="3.976cm" svg:height="0.605cm" svg:x="16.948cm" svg:y="7.803cm">
          <text:p text:style-name="P3"><text:span text:style-name="T3">Pieces</text:span></text:p>
        </draw:rect>
        <draw:rect draw:style-name="gr8" draw:text-style-name="P3" xml:id="id23" draw:id="id23" draw:layer="layout" svg:width="3.976cm" svg:height="0.605cm" svg:x="16.948cm" svg:y="11.01cm">
          <text:p text:style-name="P3"><text:span text:style-name="T3">Shows</text:span></text:p>
        </draw:rect>
        <draw:frame draw:style-name="gr1" draw:text-style-name="P2" draw:layer="layout" svg:width="9.75cm" svg:height="1.433cm" svg:x="1.551cm" svg:y="2.662cm">
          <draw:text-box>
            <text:p text:style-name="P2"><text:span text:style-name="T4">Nginx</text:span><text:span text:style-name="T1"> &gt; </text:span><text:span text:style-name="T5">Gunicorn</text:span><text:span text:style-name="T1"> &gt; </text:span><text:span text:style-name="T6">Flask</text:span><text:span text:style-name="T1"> &gt; </text:span><text:span text:style-name="T7">web/app.py</text:span></text:p>
            <text:p text:style-name="P2"><text:span text:style-name="T7"/></text:p>
            <text:p text:style-name="P2"><text:span text:style-name="T8"><text:s text:c="4"/></text:span><text:span text:style-name="T8">vweb, vlib, pillow, pymysql</text:span></text:p>
          </draw:text-box>
        </draw:frame>
        <draw:connector draw:style-name="gr5" draw:text-style-name="P4" draw:layer="layout" svg:x1="5.321cm" svg:y1="12.812cm" svg:x2="3.816cm" svg:y2="13.408cm" draw:end-shape="id31" draw:end-glue-point="0" svg:d="M5321 12812v48h-1505v5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15-12-23T12:36:29</meta:creation-date>
    <dc:date>2023-11-28T19:38:45</dc:date>
    <dc:creator>David Link</dc:creator>
    <meta:editing-duration>P1DT55M36S</meta:editing-duration>
    <meta:editing-cycles>95</meta:editing-cycles>
    <meta:generator>OpenOffice/4.1.11$Unix OpenOffice.org_project/4111m1$Build-9808</meta:generator>
    <meta:document-statistic meta:object-count="69"/>
  </office:meta>
</office:document-meta>
</file>